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1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" calcext:value-type="float">
            <text:p>0</text:p>
          </table:table-cell>
          <table:table-cell office:value-type="float" office:value="40241" calcext:value-type="float">
            <text:p>4024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2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0" calcext:value-type="float">
            <text:p>0</text:p>
          </table:table-cell>
          <table:table-cell office:value-type="float" office:value="67036" calcext:value-type="float">
            <text:p>6703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3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" calcext:value-type="float">
            <text:p>0</text:p>
          </table:table-cell>
          <table:table-cell office:value-type="float" office:value="75259" calcext:value-type="float">
            <text:p>7525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4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" calcext:value-type="float">
            <text:p>0</text:p>
          </table:table-cell>
          <table:table-cell office:value-type="float" office:value="83786" calcext:value-type="float">
            <text:p>8378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" calcext:value-type="float">
            <text:p>0</text:p>
          </table:table-cell>
          <table:table-cell office:value-type="float" office:value="53229" calcext:value-type="float">
            <text:p>5322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6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" calcext:value-type="float">
            <text:p>0</text:p>
          </table:table-cell>
          <table:table-cell office:value-type="float" office:value="45525" calcext:value-type="float">
            <text:p>4552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7</text:p>
          </table:table-cell>
          <table:table-cell office:value-type="float" office:value="0.011347" calcext:value-type="float">
            <text:p>0.011347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" calcext:value-type="float">
            <text:p>0</text:p>
          </table:table-cell>
          <table:table-cell office:value-type="float" office:value="49388" calcext:value-type="float">
            <text:p>4938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8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" calcext:value-type="float">
            <text:p>0</text:p>
          </table:table-cell>
          <table:table-cell office:value-type="float" office:value="56476" calcext:value-type="float">
            <text:p>5647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1:59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" calcext:value-type="float">
            <text:p>0</text:p>
          </table:table-cell>
          <table:table-cell office:value-type="float" office:value="48082" calcext:value-type="float">
            <text:p>4808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0</text:p>
          </table:table-cell>
          <table:table-cell office:value-type="float" office:value="0.015088" calcext:value-type="float">
            <text:p>0.015088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0" calcext:value-type="float">
            <text:p>0</text:p>
          </table:table-cell>
          <table:table-cell office:value-type="float" office:value="88317" calcext:value-type="float">
            <text:p>8831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1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" calcext:value-type="float">
            <text:p>0</text:p>
          </table:table-cell>
          <table:table-cell office:value-type="float" office:value="59695" calcext:value-type="float">
            <text:p>5969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2</text:p>
          </table:table-cell>
          <table:table-cell office:value-type="float" office:value="0.030213" calcext:value-type="float">
            <text:p>0.030213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0" calcext:value-type="float">
            <text:p>0</text:p>
          </table:table-cell>
          <table:table-cell office:value-type="float" office:value="90846" calcext:value-type="float">
            <text:p>9084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3</text:p>
          </table:table-cell>
          <table:table-cell office:value-type="float" office:value="0.011695" calcext:value-type="float">
            <text:p>0.011695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" calcext:value-type="float">
            <text:p>0</text:p>
          </table:table-cell>
          <table:table-cell office:value-type="float" office:value="60962" calcext:value-type="float">
            <text:p>6096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4</text:p>
          </table:table-cell>
          <table:table-cell office:value-type="float" office:value="0.018607" calcext:value-type="float">
            <text:p>0.018607</text:p>
          </table:table-cell>
          <table:table-cell office:value-type="float" office:value="0.011935" calcext:value-type="float">
            <text:p>0.011935</text:p>
          </table:table-cell>
          <table:table-cell office:value-type="float" office:value="0" calcext:value-type="float">
            <text:p>0</text:p>
          </table:table-cell>
          <table:table-cell office:value-type="float" office:value="93936" calcext:value-type="float">
            <text:p>939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5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" calcext:value-type="float">
            <text:p>0</text:p>
          </table:table-cell>
          <table:table-cell office:value-type="float" office:value="53596" calcext:value-type="float">
            <text:p>535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6</text:p>
          </table:table-cell>
          <table:table-cell office:value-type="float" office:value="0.013926" calcext:value-type="float">
            <text:p>0.013926</text:p>
          </table:table-cell>
          <table:table-cell office:value-type="float" office:value="0.005843" calcext:value-type="float">
            <text:p>0.005843</text:p>
          </table:table-cell>
          <table:table-cell office:value-type="float" office:value="0" calcext:value-type="float">
            <text:p>0</text:p>
          </table:table-cell>
          <table:table-cell office:value-type="float" office:value="72563" calcext:value-type="float">
            <text:p>7256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7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7626" calcext:value-type="float">
            <text:p>0.007626</text:p>
          </table:table-cell>
          <table:table-cell office:value-type="float" office:value="0" calcext:value-type="float">
            <text:p>0</text:p>
          </table:table-cell>
          <table:table-cell office:value-type="float" office:value="86192" calcext:value-type="float">
            <text:p>8619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8</text:p>
          </table:table-cell>
          <table:table-cell office:value-type="float" office:value="0.112793" calcext:value-type="float">
            <text:p>0.112793</text:p>
          </table:table-cell>
          <table:table-cell office:value-type="float" office:value="0.083363" calcext:value-type="float">
            <text:p>0.083363</text:p>
          </table:table-cell>
          <table:table-cell office:value-type="float" office:value="0" calcext:value-type="float">
            <text:p>0</text:p>
          </table:table-cell>
          <table:table-cell office:value-type="float" office:value="121962" calcext:value-type="float">
            <text:p>12196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09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" calcext:value-type="float">
            <text:p>0</text:p>
          </table:table-cell>
          <table:table-cell office:value-type="float" office:value="60041" calcext:value-type="float">
            <text:p>6004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0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" calcext:value-type="float">
            <text:p>0</text:p>
          </table:table-cell>
          <table:table-cell office:value-type="float" office:value="62657" calcext:value-type="float">
            <text:p>6265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1</text:p>
          </table:table-cell>
          <table:table-cell office:value-type="float" office:value="0.004202" calcext:value-type="float">
            <text:p>0.004202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" calcext:value-type="float">
            <text:p>0</text:p>
          </table:table-cell>
          <table:table-cell office:value-type="float" office:value="33596" calcext:value-type="float">
            <text:p>3359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2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" calcext:value-type="float">
            <text:p>0</text:p>
          </table:table-cell>
          <table:table-cell office:value-type="float" office:value="56890" calcext:value-type="float">
            <text:p>5689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3</text:p>
          </table:table-cell>
          <table:table-cell office:value-type="float" office:value="0.006865" calcext:value-type="float">
            <text:p>0.006865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" calcext:value-type="float">
            <text:p>0</text:p>
          </table:table-cell>
          <table:table-cell office:value-type="float" office:value="68985" calcext:value-type="float">
            <text:p>6898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4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" calcext:value-type="float">
            <text:p>0</text:p>
          </table:table-cell>
          <table:table-cell office:value-type="float" office:value="69824" calcext:value-type="float">
            <text:p>6982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5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" calcext:value-type="float">
            <text:p>0</text:p>
          </table:table-cell>
          <table:table-cell office:value-type="float" office:value="52970" calcext:value-type="float">
            <text:p>5297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6</text:p>
          </table:table-cell>
          <table:table-cell office:value-type="float" office:value="0.017816" calcext:value-type="float">
            <text:p>0.017816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" calcext:value-type="float">
            <text:p>0</text:p>
          </table:table-cell>
          <table:table-cell office:value-type="float" office:value="84121" calcext:value-type="float">
            <text:p>8412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7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" calcext:value-type="float">
            <text:p>0</text:p>
          </table:table-cell>
          <table:table-cell office:value-type="float" office:value="55629" calcext:value-type="float">
            <text:p>5562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8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" calcext:value-type="float">
            <text:p>0</text:p>
          </table:table-cell>
          <table:table-cell office:value-type="float" office:value="103155" calcext:value-type="float">
            <text:p>1031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19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" calcext:value-type="float">
            <text:p>0</text:p>
          </table:table-cell>
          <table:table-cell office:value-type="float" office:value="71231" calcext:value-type="float">
            <text:p>7123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0</text:p>
          </table:table-cell>
          <table:table-cell office:value-type="float" office:value="0.017451" calcext:value-type="float">
            <text:p>0.017451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0" calcext:value-type="float">
            <text:p>0</text:p>
          </table:table-cell>
          <table:table-cell office:value-type="float" office:value="73543" calcext:value-type="float">
            <text:p>7354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1</text:p>
          </table:table-cell>
          <table:table-cell office:value-type="float" office:value="0.042272" calcext:value-type="float">
            <text:p>0.042272</text:p>
          </table:table-cell>
          <table:table-cell office:value-type="float" office:value="0.018149" calcext:value-type="float">
            <text:p>0.018149</text:p>
          </table:table-cell>
          <table:table-cell office:value-type="float" office:value="0" calcext:value-type="float">
            <text:p>0</text:p>
          </table:table-cell>
          <table:table-cell office:value-type="float" office:value="107601" calcext:value-type="float">
            <text:p>10760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2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0" calcext:value-type="float">
            <text:p>0</text:p>
          </table:table-cell>
          <table:table-cell office:value-type="float" office:value="82127" calcext:value-type="float">
            <text:p>8212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3</text:p>
          </table:table-cell>
          <table:table-cell office:value-type="float" office:value="0.085296" calcext:value-type="float">
            <text:p>0.085296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97967" calcext:value-type="float">
            <text:p>9796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4</text:p>
          </table:table-cell>
          <table:table-cell office:value-type="float" office:value="0.015392" calcext:value-type="float">
            <text:p>0.015392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" calcext:value-type="float">
            <text:p>0</text:p>
          </table:table-cell>
          <table:table-cell office:value-type="float" office:value="68886" calcext:value-type="float">
            <text:p>6888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5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" calcext:value-type="float">
            <text:p>0</text:p>
          </table:table-cell>
          <table:table-cell office:value-type="float" office:value="57203" calcext:value-type="float">
            <text:p>5720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6</text:p>
          </table:table-cell>
          <table:table-cell office:value-type="float" office:value="0.079343" calcext:value-type="float">
            <text:p>0.079343</text:p>
          </table:table-cell>
          <table:table-cell office:value-type="float" office:value="0.08407" calcext:value-type="float">
            <text:p>0.08407</text:p>
          </table:table-cell>
          <table:table-cell office:value-type="float" office:value="0" calcext:value-type="float">
            <text:p>0</text:p>
          </table:table-cell>
          <table:table-cell office:value-type="float" office:value="134121" calcext:value-type="float">
            <text:p>13412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7</text:p>
          </table:table-cell>
          <table:table-cell office:value-type="float" office:value="0.015134" calcext:value-type="float">
            <text:p>0.015134</text:p>
          </table:table-cell>
          <table:table-cell office:value-type="float" office:value="0.006702" calcext:value-type="float">
            <text:p>0.006702</text:p>
          </table:table-cell>
          <table:table-cell office:value-type="float" office:value="0" calcext:value-type="float">
            <text:p>0</text:p>
          </table:table-cell>
          <table:table-cell office:value-type="float" office:value="65079" calcext:value-type="float">
            <text:p>6507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8</text:p>
          </table:table-cell>
          <table:table-cell office:value-type="float" office:value="0.013166" calcext:value-type="float">
            <text:p>0.013166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" calcext:value-type="float">
            <text:p>0</text:p>
          </table:table-cell>
          <table:table-cell office:value-type="float" office:value="58448" calcext:value-type="float">
            <text:p>584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2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0.024301" calcext:value-type="float">
            <text:p>0.024301</text:p>
          </table:table-cell>
          <table:table-cell office:value-type="float" office:value="0" calcext:value-type="float">
            <text:p>0</text:p>
          </table:table-cell>
          <table:table-cell office:value-type="float" office:value="94208" calcext:value-type="float">
            <text:p>9420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0</text:p>
          </table:table-cell>
          <table:table-cell office:value-type="float" office:value="0.007794" calcext:value-type="float">
            <text:p>0.007794</text:p>
          </table:table-cell>
          <table:table-cell office:value-type="float" office:value="0.007135" calcext:value-type="float">
            <text:p>0.007135</text:p>
          </table:table-cell>
          <table:table-cell office:value-type="float" office:value="0" calcext:value-type="float">
            <text:p>0</text:p>
          </table:table-cell>
          <table:table-cell office:value-type="float" office:value="63781" calcext:value-type="float">
            <text:p>6378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1</text:p>
          </table:table-cell>
          <table:table-cell office:value-type="float" office:value="0.023084" calcext:value-type="float">
            <text:p>0.023084</text:p>
          </table:table-cell>
          <table:table-cell office:value-type="float" office:value="0.017754" calcext:value-type="float">
            <text:p>0.017754</text:p>
          </table:table-cell>
          <table:table-cell office:value-type="float" office:value="0" calcext:value-type="float">
            <text:p>0</text:p>
          </table:table-cell>
          <table:table-cell office:value-type="float" office:value="91967" calcext:value-type="float">
            <text:p>9196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2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" calcext:value-type="float">
            <text:p>0</text:p>
          </table:table-cell>
          <table:table-cell office:value-type="float" office:value="79877" calcext:value-type="float">
            <text:p>7987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3</text:p>
          </table:table-cell>
          <table:table-cell office:value-type="float" office:value="0.011819" calcext:value-type="float">
            <text:p>0.011819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" calcext:value-type="float">
            <text:p>0</text:p>
          </table:table-cell>
          <table:table-cell office:value-type="float" office:value="80241" calcext:value-type="float">
            <text:p>8024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4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0.015003" calcext:value-type="float">
            <text:p>0.015003</text:p>
          </table:table-cell>
          <table:table-cell office:value-type="float" office:value="0" calcext:value-type="float">
            <text:p>0</text:p>
          </table:table-cell>
          <table:table-cell office:value-type="float" office:value="85853" calcext:value-type="float">
            <text:p>8585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5</text:p>
          </table:table-cell>
          <table:table-cell office:value-type="float" office:value="0.052729" calcext:value-type="float">
            <text:p>0.052729</text:p>
          </table:table-cell>
          <table:table-cell office:value-type="float" office:value="0.042327" calcext:value-type="float">
            <text:p>0.042327</text:p>
          </table:table-cell>
          <table:table-cell office:value-type="float" office:value="0" calcext:value-type="float">
            <text:p>0</text:p>
          </table:table-cell>
          <table:table-cell office:value-type="float" office:value="105753" calcext:value-type="float">
            <text:p>10575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6</text:p>
          </table:table-cell>
          <table:table-cell office:value-type="float" office:value="0.031546" calcext:value-type="float">
            <text:p>0.031546</text:p>
          </table:table-cell>
          <table:table-cell office:value-type="float" office:value="0.010338" calcext:value-type="float">
            <text:p>0.010338</text:p>
          </table:table-cell>
          <table:table-cell office:value-type="float" office:value="0" calcext:value-type="float">
            <text:p>0</text:p>
          </table:table-cell>
          <table:table-cell office:value-type="float" office:value="81685" calcext:value-type="float">
            <text:p>8168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7</text:p>
          </table:table-cell>
          <table:table-cell office:value-type="float" office:value="0.017111" calcext:value-type="float">
            <text:p>0.01711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" calcext:value-type="float">
            <text:p>0</text:p>
          </table:table-cell>
          <table:table-cell office:value-type="float" office:value="66843" calcext:value-type="float">
            <text:p>6684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8</text:p>
          </table:table-cell>
          <table:table-cell office:value-type="float" office:value="0.047684" calcext:value-type="float">
            <text:p>0.047684</text:p>
          </table:table-cell>
          <table:table-cell office:value-type="float" office:value="0.030829" calcext:value-type="float">
            <text:p>0.030829</text:p>
          </table:table-cell>
          <table:table-cell office:value-type="float" office:value="0" calcext:value-type="float">
            <text:p>0</text:p>
          </table:table-cell>
          <table:table-cell office:value-type="float" office:value="88503" calcext:value-type="float">
            <text:p>8850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39</text:p>
          </table:table-cell>
          <table:table-cell office:value-type="float" office:value="0.062242" calcext:value-type="float">
            <text:p>0.062242</text:p>
          </table:table-cell>
          <table:table-cell office:value-type="float" office:value="0.048804" calcext:value-type="float">
            <text:p>0.048804</text:p>
          </table:table-cell>
          <table:table-cell office:value-type="float" office:value="0" calcext:value-type="float">
            <text:p>0</text:p>
          </table:table-cell>
          <table:table-cell office:value-type="float" office:value="118630" calcext:value-type="float">
            <text:p>11863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0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" calcext:value-type="float">
            <text:p>0</text:p>
          </table:table-cell>
          <table:table-cell office:value-type="float" office:value="53311" calcext:value-type="float">
            <text:p>5331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1</text:p>
          </table:table-cell>
          <table:table-cell office:value-type="float" office:value="0.097685" calcext:value-type="float">
            <text:p>0.097685</text:p>
          </table:table-cell>
          <table:table-cell office:value-type="float" office:value="0.288351" calcext:value-type="float">
            <text:p>0.288351</text:p>
          </table:table-cell>
          <table:table-cell office:value-type="float" office:value="0" calcext:value-type="float">
            <text:p>0</text:p>
          </table:table-cell>
          <table:table-cell office:value-type="float" office:value="187413" calcext:value-type="float">
            <text:p>1874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2</text:p>
          </table:table-cell>
          <table:table-cell office:value-type="float" office:value="0.256209" calcext:value-type="float">
            <text:p>0.256209</text:p>
          </table:table-cell>
          <table:table-cell office:value-type="float" office:value="0.290076" calcext:value-type="float">
            <text:p>0.290076</text:p>
          </table:table-cell>
          <table:table-cell office:value-type="float" office:value="0" calcext:value-type="float">
            <text:p>0</text:p>
          </table:table-cell>
          <table:table-cell office:value-type="float" office:value="110953" calcext:value-type="float">
            <text:p>11095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3</text:p>
          </table:table-cell>
          <table:table-cell office:value-type="float" office:value="0.329143" calcext:value-type="float">
            <text:p>0.329143</text:p>
          </table:table-cell>
          <table:table-cell office:value-type="float" office:value="0.501665" calcext:value-type="float">
            <text:p>0.501665</text:p>
          </table:table-cell>
          <table:table-cell office:value-type="float" office:value="0" calcext:value-type="float">
            <text:p>0</text:p>
          </table:table-cell>
          <table:table-cell office:value-type="float" office:value="186963" calcext:value-type="float">
            <text:p>18696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4</text:p>
          </table:table-cell>
          <table:table-cell office:value-type="float" office:value="0.37822" calcext:value-type="float">
            <text:p>0.37822</text:p>
          </table:table-cell>
          <table:table-cell office:value-type="float" office:value="0.45404" calcext:value-type="float">
            <text:p>0.45404</text:p>
          </table:table-cell>
          <table:table-cell office:value-type="float" office:value="0" calcext:value-type="float">
            <text:p>0</text:p>
          </table:table-cell>
          <table:table-cell office:value-type="float" office:value="190430" calcext:value-type="float">
            <text:p>19043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5</text:p>
          </table:table-cell>
          <table:table-cell office:value-type="float" office:value="0.231105" calcext:value-type="float">
            <text:p>0.231105</text:p>
          </table:table-cell>
          <table:table-cell office:value-type="float" office:value="0.231768" calcext:value-type="float">
            <text:p>0.231768</text:p>
          </table:table-cell>
          <table:table-cell office:value-type="float" office:value="0" calcext:value-type="float">
            <text:p>0</text:p>
          </table:table-cell>
          <table:table-cell office:value-type="float" office:value="95162" calcext:value-type="float">
            <text:p>9516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6</text:p>
          </table:table-cell>
          <table:table-cell office:value-type="float" office:value="0.132861" calcext:value-type="float">
            <text:p>0.132861</text:p>
          </table:table-cell>
          <table:table-cell office:value-type="float" office:value="0.110685" calcext:value-type="float">
            <text:p>0.110685</text:p>
          </table:table-cell>
          <table:table-cell office:value-type="float" office:value="0" calcext:value-type="float">
            <text:p>0</text:p>
          </table:table-cell>
          <table:table-cell office:value-type="float" office:value="69159" calcext:value-type="float">
            <text:p>6915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7</text:p>
          </table:table-cell>
          <table:table-cell office:value-type="float" office:value="0.134433" calcext:value-type="float">
            <text:p>0.134433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" calcext:value-type="float">
            <text:p>0</text:p>
          </table:table-cell>
          <table:table-cell office:value-type="float" office:value="102315" calcext:value-type="float">
            <text:p>1023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8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" calcext:value-type="float">
            <text:p>0</text:p>
          </table:table-cell>
          <table:table-cell office:value-type="float" office:value="46454" calcext:value-type="float">
            <text:p>4645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4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" calcext:value-type="float">
            <text:p>0</text:p>
          </table:table-cell>
          <table:table-cell office:value-type="float" office:value="50973" calcext:value-type="float">
            <text:p>5097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0</text:p>
          </table:table-cell>
          <table:table-cell office:value-type="float" office:value="0.036224" calcext:value-type="float">
            <text:p>0.036224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0" calcext:value-type="float">
            <text:p>0</text:p>
          </table:table-cell>
          <table:table-cell office:value-type="float" office:value="87802" calcext:value-type="float">
            <text:p>878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1</text:p>
          </table:table-cell>
          <table:table-cell office:value-type="float" office:value="0.585645" calcext:value-type="float">
            <text:p>0.585645</text:p>
          </table:table-cell>
          <table:table-cell office:value-type="float" office:value="1.097996" calcext:value-type="float">
            <text:p>1.097996</text:p>
          </table:table-cell>
          <table:table-cell office:value-type="float" office:value="0" calcext:value-type="float">
            <text:p>0</text:p>
          </table:table-cell>
          <table:table-cell office:value-type="float" office:value="437502" calcext:value-type="float">
            <text:p>43750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2</text:p>
          </table:table-cell>
          <table:table-cell office:value-type="float" office:value="0.540152" calcext:value-type="float">
            <text:p>0.540152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" calcext:value-type="float">
            <text:p>0</text:p>
          </table:table-cell>
          <table:table-cell office:value-type="float" office:value="164792" calcext:value-type="float">
            <text:p>16479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3</text:p>
          </table:table-cell>
          <table:table-cell office:value-type="float" office:value="0.594407" calcext:value-type="float">
            <text:p>0.594407</text:p>
          </table:table-cell>
          <table:table-cell office:value-type="float" office:value="0.844937" calcext:value-type="float">
            <text:p>0.844937</text:p>
          </table:table-cell>
          <table:table-cell office:value-type="float" office:value="0" calcext:value-type="float">
            <text:p>0</text:p>
          </table:table-cell>
          <table:table-cell office:value-type="float" office:value="230200" calcext:value-type="float">
            <text:p>2302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4</text:p>
          </table:table-cell>
          <table:table-cell office:value-type="float" office:value="0.675464" calcext:value-type="float">
            <text:p>0.675464</text:p>
          </table:table-cell>
          <table:table-cell office:value-type="float" office:value="0.650002" calcext:value-type="float">
            <text:p>0.650002</text:p>
          </table:table-cell>
          <table:table-cell office:value-type="float" office:value="0" calcext:value-type="float">
            <text:p>0</text:p>
          </table:table-cell>
          <table:table-cell office:value-type="float" office:value="156096" calcext:value-type="float">
            <text:p>15609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5</text:p>
          </table:table-cell>
          <table:table-cell office:value-type="float" office:value="0.54938" calcext:value-type="float">
            <text:p>0.54938</text:p>
          </table:table-cell>
          <table:table-cell office:value-type="float" office:value="0.818194" calcext:value-type="float">
            <text:p>0.818194</text:p>
          </table:table-cell>
          <table:table-cell office:value-type="float" office:value="0" calcext:value-type="float">
            <text:p>0</text:p>
          </table:table-cell>
          <table:table-cell office:value-type="float" office:value="204578" calcext:value-type="float">
            <text:p>20457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6</text:p>
          </table:table-cell>
          <table:table-cell office:value-type="float" office:value="0.565485" calcext:value-type="float">
            <text:p>0.565485</text:p>
          </table:table-cell>
          <table:table-cell office:value-type="float" office:value="0.844074" calcext:value-type="float">
            <text:p>0.844074</text:p>
          </table:table-cell>
          <table:table-cell office:value-type="float" office:value="0" calcext:value-type="float">
            <text:p>0</text:p>
          </table:table-cell>
          <table:table-cell office:value-type="float" office:value="218078" calcext:value-type="float">
            <text:p>21807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7</text:p>
          </table:table-cell>
          <table:table-cell office:value-type="float" office:value="0.493491" calcext:value-type="float">
            <text:p>0.493491</text:p>
          </table:table-cell>
          <table:table-cell office:value-type="float" office:value="0.659259" calcext:value-type="float">
            <text:p>0.659259</text:p>
          </table:table-cell>
          <table:table-cell office:value-type="float" office:value="0" calcext:value-type="float">
            <text:p>0</text:p>
          </table:table-cell>
          <table:table-cell office:value-type="float" office:value="175782" calcext:value-type="float">
            <text:p>17578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8</text:p>
          </table:table-cell>
          <table:table-cell office:value-type="float" office:value="0.513928" calcext:value-type="float">
            <text:p>0.513928</text:p>
          </table:table-cell>
          <table:table-cell office:value-type="float" office:value="0.618237" calcext:value-type="float">
            <text:p>0.618237</text:p>
          </table:table-cell>
          <table:table-cell office:value-type="float" office:value="0" calcext:value-type="float">
            <text:p>0</text:p>
          </table:table-cell>
          <table:table-cell office:value-type="float" office:value="179527" calcext:value-type="float">
            <text:p>17952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2:59</text:p>
          </table:table-cell>
          <table:table-cell office:value-type="float" office:value="0.562905" calcext:value-type="float">
            <text:p>0.562905</text:p>
          </table:table-cell>
          <table:table-cell office:value-type="float" office:value="0.66208" calcext:value-type="float">
            <text:p>0.66208</text:p>
          </table:table-cell>
          <table:table-cell office:value-type="float" office:value="0" calcext:value-type="float">
            <text:p>0</text:p>
          </table:table-cell>
          <table:table-cell office:value-type="float" office:value="194672" calcext:value-type="float">
            <text:p>19467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0</text:p>
          </table:table-cell>
          <table:table-cell office:value-type="float" office:value="0.57034" calcext:value-type="float">
            <text:p>0.57034</text:p>
          </table:table-cell>
          <table:table-cell office:value-type="float" office:value="0.931233" calcext:value-type="float">
            <text:p>0.931233</text:p>
          </table:table-cell>
          <table:table-cell office:value-type="float" office:value="0" calcext:value-type="float">
            <text:p>0</text:p>
          </table:table-cell>
          <table:table-cell office:value-type="float" office:value="273973" calcext:value-type="float">
            <text:p>27397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1</text:p>
          </table:table-cell>
          <table:table-cell office:value-type="float" office:value="0.527243" calcext:value-type="float">
            <text:p>0.527243</text:p>
          </table:table-cell>
          <table:table-cell office:value-type="float" office:value="1.090089" calcext:value-type="float">
            <text:p>1.090089</text:p>
          </table:table-cell>
          <table:table-cell office:value-type="float" office:value="0" calcext:value-type="float">
            <text:p>0</text:p>
          </table:table-cell>
          <table:table-cell office:value-type="float" office:value="319305" calcext:value-type="float">
            <text:p>31930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2</text:p>
          </table:table-cell>
          <table:table-cell office:value-type="float" office:value="0.64489" calcext:value-type="float">
            <text:p>0.64489</text:p>
          </table:table-cell>
          <table:table-cell office:value-type="float" office:value="1.311521" calcext:value-type="float">
            <text:p>1.311521</text:p>
          </table:table-cell>
          <table:table-cell office:value-type="float" office:value="0" calcext:value-type="float">
            <text:p>0</text:p>
          </table:table-cell>
          <table:table-cell office:value-type="float" office:value="368585" calcext:value-type="float">
            <text:p>36858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3</text:p>
          </table:table-cell>
          <table:table-cell office:value-type="float" office:value="0.507669" calcext:value-type="float">
            <text:p>0.507669</text:p>
          </table:table-cell>
          <table:table-cell office:value-type="float" office:value="0.983457" calcext:value-type="float">
            <text:p>0.983457</text:p>
          </table:table-cell>
          <table:table-cell office:value-type="float" office:value="0" calcext:value-type="float">
            <text:p>0</text:p>
          </table:table-cell>
          <table:table-cell office:value-type="float" office:value="272238" calcext:value-type="float">
            <text:p>27223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4</text:p>
          </table:table-cell>
          <table:table-cell office:value-type="float" office:value="1.174852" calcext:value-type="float">
            <text:p>1.174852</text:p>
          </table:table-cell>
          <table:table-cell office:value-type="float" office:value="1.90488" calcext:value-type="float">
            <text:p>1.90488</text:p>
          </table:table-cell>
          <table:table-cell office:value-type="float" office:value="0" calcext:value-type="float">
            <text:p>0</text:p>
          </table:table-cell>
          <table:table-cell office:value-type="float" office:value="514026" calcext:value-type="float">
            <text:p>51402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5</text:p>
          </table:table-cell>
          <table:table-cell office:value-type="float" office:value="0.591576" calcext:value-type="float">
            <text:p>0.591576</text:p>
          </table:table-cell>
          <table:table-cell office:value-type="float" office:value="1.836161" calcext:value-type="float">
            <text:p>1.836161</text:p>
          </table:table-cell>
          <table:table-cell office:value-type="float" office:value="0" calcext:value-type="float">
            <text:p>0</text:p>
          </table:table-cell>
          <table:table-cell office:value-type="float" office:value="476999" calcext:value-type="float">
            <text:p>47699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6</text:p>
          </table:table-cell>
          <table:table-cell office:value-type="float" office:value="1.149898" calcext:value-type="float">
            <text:p>1.149898</text:p>
          </table:table-cell>
          <table:table-cell office:value-type="float" office:value="1.088337" calcext:value-type="float">
            <text:p>1.088337</text:p>
          </table:table-cell>
          <table:table-cell office:value-type="float" office:value="0" calcext:value-type="float">
            <text:p>0</text:p>
          </table:table-cell>
          <table:table-cell office:value-type="float" office:value="323466" calcext:value-type="float">
            <text:p>32346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7</text:p>
          </table:table-cell>
          <table:table-cell office:value-type="float" office:value="0.539504" calcext:value-type="float">
            <text:p>0.539504</text:p>
          </table:table-cell>
          <table:table-cell office:value-type="float" office:value="1.410243" calcext:value-type="float">
            <text:p>1.410243</text:p>
          </table:table-cell>
          <table:table-cell office:value-type="float" office:value="0" calcext:value-type="float">
            <text:p>0</text:p>
          </table:table-cell>
          <table:table-cell office:value-type="float" office:value="371221" calcext:value-type="float">
            <text:p>3712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8</text:p>
          </table:table-cell>
          <table:table-cell office:value-type="float" office:value="0.778272" calcext:value-type="float">
            <text:p>0.778272</text:p>
          </table:table-cell>
          <table:table-cell office:value-type="float" office:value="1.987506" calcext:value-type="float">
            <text:p>1.987506</text:p>
          </table:table-cell>
          <table:table-cell office:value-type="float" office:value="0" calcext:value-type="float">
            <text:p>0</text:p>
          </table:table-cell>
          <table:table-cell office:value-type="float" office:value="502721" calcext:value-type="float">
            <text:p>5027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09</text:p>
          </table:table-cell>
          <table:table-cell office:value-type="float" office:value="0.867065" calcext:value-type="float">
            <text:p>0.867065</text:p>
          </table:table-cell>
          <table:table-cell office:value-type="float" office:value="2.686728" calcext:value-type="float">
            <text:p>2.686728</text:p>
          </table:table-cell>
          <table:table-cell office:value-type="float" office:value="0" calcext:value-type="float">
            <text:p>0</text:p>
          </table:table-cell>
          <table:table-cell office:value-type="float" office:value="649264" calcext:value-type="float">
            <text:p>64926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0</text:p>
          </table:table-cell>
          <table:table-cell office:value-type="float" office:value="0.89832" calcext:value-type="float">
            <text:p>0.89832</text:p>
          </table:table-cell>
          <table:table-cell office:value-type="float" office:value="2.259813" calcext:value-type="float">
            <text:p>2.259813</text:p>
          </table:table-cell>
          <table:table-cell office:value-type="float" office:value="0" calcext:value-type="float">
            <text:p>0</text:p>
          </table:table-cell>
          <table:table-cell office:value-type="float" office:value="569630" calcext:value-type="float">
            <text:p>56963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1</text:p>
          </table:table-cell>
          <table:table-cell office:value-type="float" office:value="0.531768" calcext:value-type="float">
            <text:p>0.531768</text:p>
          </table:table-cell>
          <table:table-cell office:value-type="float" office:value="3.165851" calcext:value-type="float">
            <text:p>3.165851</text:p>
          </table:table-cell>
          <table:table-cell office:value-type="float" office:value="0" calcext:value-type="float">
            <text:p>0</text:p>
          </table:table-cell>
          <table:table-cell office:value-type="float" office:value="769725" calcext:value-type="float">
            <text:p>76972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2</text:p>
          </table:table-cell>
          <table:table-cell office:value-type="float" office:value="1.011071" calcext:value-type="float">
            <text:p>1.011071</text:p>
          </table:table-cell>
          <table:table-cell office:value-type="float" office:value="1.992295" calcext:value-type="float">
            <text:p>1.992295</text:p>
          </table:table-cell>
          <table:table-cell office:value-type="float" office:value="0" calcext:value-type="float">
            <text:p>0</text:p>
          </table:table-cell>
          <table:table-cell office:value-type="float" office:value="520226" calcext:value-type="float">
            <text:p>52022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3</text:p>
          </table:table-cell>
          <table:table-cell office:value-type="float" office:value="1.580156" calcext:value-type="float">
            <text:p>1.580156</text:p>
          </table:table-cell>
          <table:table-cell office:value-type="float" office:value="3.880962" calcext:value-type="float">
            <text:p>3.880962</text:p>
          </table:table-cell>
          <table:table-cell office:value-type="float" office:value="0" calcext:value-type="float">
            <text:p>0</text:p>
          </table:table-cell>
          <table:table-cell office:value-type="float" office:value="949607" calcext:value-type="float">
            <text:p>94960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4</text:p>
          </table:table-cell>
          <table:table-cell office:value-type="float" office:value="1.53347" calcext:value-type="float">
            <text:p>1.53347</text:p>
          </table:table-cell>
          <table:table-cell office:value-type="float" office:value="4.874184" calcext:value-type="float">
            <text:p>4.874184</text:p>
          </table:table-cell>
          <table:table-cell office:value-type="float" office:value="0" calcext:value-type="float">
            <text:p>0</text:p>
          </table:table-cell>
          <table:table-cell office:value-type="float" office:value="1198368" calcext:value-type="float">
            <text:p>119836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5</text:p>
          </table:table-cell>
          <table:table-cell office:value-type="float" office:value="2.28956" calcext:value-type="float">
            <text:p>2.28956</text:p>
          </table:table-cell>
          <table:table-cell office:value-type="float" office:value="8.771011" calcext:value-type="float">
            <text:p>8.771011</text:p>
          </table:table-cell>
          <table:table-cell office:value-type="float" office:value="0" calcext:value-type="float">
            <text:p>0</text:p>
          </table:table-cell>
          <table:table-cell office:value-type="float" office:value="2400767" calcext:value-type="float">
            <text:p>240076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6</text:p>
          </table:table-cell>
          <table:table-cell office:value-type="float" office:value="1.408905" calcext:value-type="float">
            <text:p>1.408905</text:p>
          </table:table-cell>
          <table:table-cell office:value-type="float" office:value="3.575175" calcext:value-type="float">
            <text:p>3.575175</text:p>
          </table:table-cell>
          <table:table-cell office:value-type="float" office:value="0" calcext:value-type="float">
            <text:p>0</text:p>
          </table:table-cell>
          <table:table-cell office:value-type="float" office:value="1026100" calcext:value-type="float">
            <text:p>10261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7</text:p>
          </table:table-cell>
          <table:table-cell office:value-type="float" office:value="1.798094" calcext:value-type="float">
            <text:p>1.798094</text:p>
          </table:table-cell>
          <table:table-cell office:value-type="float" office:value="6.523204" calcext:value-type="float">
            <text:p>6.523204</text:p>
          </table:table-cell>
          <table:table-cell office:value-type="float" office:value="0" calcext:value-type="float">
            <text:p>0</text:p>
          </table:table-cell>
          <table:table-cell office:value-type="float" office:value="2229416" calcext:value-type="float">
            <text:p>222941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8</text:p>
          </table:table-cell>
          <table:table-cell office:value-type="float" office:value="1.458507" calcext:value-type="float">
            <text:p>1.458507</text:p>
          </table:table-cell>
          <table:table-cell office:value-type="float" office:value="2.428465" calcext:value-type="float">
            <text:p>2.428465</text:p>
          </table:table-cell>
          <table:table-cell office:value-type="float" office:value="0" calcext:value-type="float">
            <text:p>0</text:p>
          </table:table-cell>
          <table:table-cell office:value-type="float" office:value="1573154" calcext:value-type="float">
            <text:p>157315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19</text:p>
          </table:table-cell>
          <table:table-cell office:value-type="float" office:value="0.850815" calcext:value-type="float">
            <text:p>0.850815</text:p>
          </table:table-cell>
          <table:table-cell office:value-type="float" office:value="0.338837" calcext:value-type="float">
            <text:p>0.338837</text:p>
          </table:table-cell>
          <table:table-cell office:value-type="float" office:value="0" calcext:value-type="float">
            <text:p>0</text:p>
          </table:table-cell>
          <table:table-cell office:value-type="float" office:value="66336" calcext:value-type="float">
            <text:p>6633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0</text:p>
          </table:table-cell>
          <table:table-cell office:value-type="float" office:value="0.845949" calcext:value-type="float">
            <text:p>0.845949</text:p>
          </table:table-cell>
          <table:table-cell office:value-type="float" office:value="0.310941" calcext:value-type="float">
            <text:p>0.310941</text:p>
          </table:table-cell>
          <table:table-cell office:value-type="float" office:value="0" calcext:value-type="float">
            <text:p>0</text:p>
          </table:table-cell>
          <table:table-cell office:value-type="float" office:value="54766" calcext:value-type="float">
            <text:p>547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1</text:p>
          </table:table-cell>
          <table:table-cell office:value-type="float" office:value="0.789419" calcext:value-type="float">
            <text:p>0.789419</text:p>
          </table:table-cell>
          <table:table-cell office:value-type="float" office:value="0.571625" calcext:value-type="float">
            <text:p>0.571625</text:p>
          </table:table-cell>
          <table:table-cell office:value-type="float" office:value="0" calcext:value-type="float">
            <text:p>0</text:p>
          </table:table-cell>
          <table:table-cell office:value-type="float" office:value="110232" calcext:value-type="float">
            <text:p>1102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2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743289" calcext:value-type="float">
            <text:p>0.743289</text:p>
          </table:table-cell>
          <table:table-cell office:value-type="float" office:value="0" calcext:value-type="float">
            <text:p>0</text:p>
          </table:table-cell>
          <table:table-cell office:value-type="float" office:value="147450" calcext:value-type="float">
            <text:p>14745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3</text:p>
          </table:table-cell>
          <table:table-cell office:value-type="float" office:value="0.65509" calcext:value-type="float">
            <text:p>0.65509</text:p>
          </table:table-cell>
          <table:table-cell office:value-type="float" office:value="0.451024" calcext:value-type="float">
            <text:p>0.451024</text:p>
          </table:table-cell>
          <table:table-cell office:value-type="float" office:value="0" calcext:value-type="float">
            <text:p>0</text:p>
          </table:table-cell>
          <table:table-cell office:value-type="float" office:value="78047" calcext:value-type="float">
            <text:p>780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4</text:p>
          </table:table-cell>
          <table:table-cell office:value-type="float" office:value="0.944194" calcext:value-type="float">
            <text:p>0.944194</text:p>
          </table:table-cell>
          <table:table-cell office:value-type="float" office:value="0.848321" calcext:value-type="float">
            <text:p>0.848321</text:p>
          </table:table-cell>
          <table:table-cell office:value-type="float" office:value="0" calcext:value-type="float">
            <text:p>0</text:p>
          </table:table-cell>
          <table:table-cell office:value-type="float" office:value="159185" calcext:value-type="float">
            <text:p>15918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5</text:p>
          </table:table-cell>
          <table:table-cell office:value-type="float" office:value="0.734708" calcext:value-type="float">
            <text:p>0.734708</text:p>
          </table:table-cell>
          <table:table-cell office:value-type="float" office:value="1.636128" calcext:value-type="float">
            <text:p>1.636128</text:p>
          </table:table-cell>
          <table:table-cell office:value-type="float" office:value="0" calcext:value-type="float">
            <text:p>0</text:p>
          </table:table-cell>
          <table:table-cell office:value-type="float" office:value="368994" calcext:value-type="float">
            <text:p>36899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6</text:p>
          </table:table-cell>
          <table:table-cell office:value-type="float" office:value="0.929064" calcext:value-type="float">
            <text:p>0.929064</text:p>
          </table:table-cell>
          <table:table-cell office:value-type="float" office:value="1.239024" calcext:value-type="float">
            <text:p>1.239024</text:p>
          </table:table-cell>
          <table:table-cell office:value-type="float" office:value="0" calcext:value-type="float">
            <text:p>0</text:p>
          </table:table-cell>
          <table:table-cell office:value-type="float" office:value="198052" calcext:value-type="float">
            <text:p>19805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7</text:p>
          </table:table-cell>
          <table:table-cell office:value-type="float" office:value="0.781815" calcext:value-type="float">
            <text:p>0.781815</text:p>
          </table:table-cell>
          <table:table-cell office:value-type="float" office:value="0.567796" calcext:value-type="float">
            <text:p>0.567796</text:p>
          </table:table-cell>
          <table:table-cell office:value-type="float" office:value="0" calcext:value-type="float">
            <text:p>0</text:p>
          </table:table-cell>
          <table:table-cell office:value-type="float" office:value="92974" calcext:value-type="float">
            <text:p>9297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8</text:p>
          </table:table-cell>
          <table:table-cell office:value-type="float" office:value="0.780637" calcext:value-type="float">
            <text:p>0.780637</text:p>
          </table:table-cell>
          <table:table-cell office:value-type="float" office:value="1.04142" calcext:value-type="float">
            <text:p>1.04142</text:p>
          </table:table-cell>
          <table:table-cell office:value-type="float" office:value="0" calcext:value-type="float">
            <text:p>0</text:p>
          </table:table-cell>
          <table:table-cell office:value-type="float" office:value="174215" calcext:value-type="float">
            <text:p>1742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29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1.134033" calcext:value-type="float">
            <text:p>1.134033</text:p>
          </table:table-cell>
          <table:table-cell office:value-type="float" office:value="0" calcext:value-type="float">
            <text:p>0</text:p>
          </table:table-cell>
          <table:table-cell office:value-type="float" office:value="273607" calcext:value-type="float">
            <text:p>2736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0</text:p>
          </table:table-cell>
          <table:table-cell office:value-type="float" office:value="0.751054" calcext:value-type="float">
            <text:p>0.751054</text:p>
          </table:table-cell>
          <table:table-cell office:value-type="float" office:value="0.431595" calcext:value-type="float">
            <text:p>0.431595</text:p>
          </table:table-cell>
          <table:table-cell office:value-type="float" office:value="0" calcext:value-type="float">
            <text:p>0</text:p>
          </table:table-cell>
          <table:table-cell office:value-type="float" office:value="71023" calcext:value-type="float">
            <text:p>7102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1</text:p>
          </table:table-cell>
          <table:table-cell office:value-type="float" office:value="0.739122" calcext:value-type="float">
            <text:p>0.739122</text:p>
          </table:table-cell>
          <table:table-cell office:value-type="float" office:value="0.893446" calcext:value-type="float">
            <text:p>0.893446</text:p>
          </table:table-cell>
          <table:table-cell office:value-type="float" office:value="0" calcext:value-type="float">
            <text:p>0</text:p>
          </table:table-cell>
          <table:table-cell office:value-type="float" office:value="176893" calcext:value-type="float">
            <text:p>17689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2</text:p>
          </table:table-cell>
          <table:table-cell office:value-type="float" office:value="0.62183" calcext:value-type="float">
            <text:p>0.62183</text:p>
          </table:table-cell>
          <table:table-cell office:value-type="float" office:value="0.393141" calcext:value-type="float">
            <text:p>0.393141</text:p>
          </table:table-cell>
          <table:table-cell office:value-type="float" office:value="0" calcext:value-type="float">
            <text:p>0</text:p>
          </table:table-cell>
          <table:table-cell office:value-type="float" office:value="62946" calcext:value-type="float">
            <text:p>629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3</text:p>
          </table:table-cell>
          <table:table-cell office:value-type="float" office:value="0.636646" calcext:value-type="float">
            <text:p>0.636646</text:p>
          </table:table-cell>
          <table:table-cell office:value-type="float" office:value="0.700374" calcext:value-type="float">
            <text:p>0.700374</text:p>
          </table:table-cell>
          <table:table-cell office:value-type="float" office:value="0" calcext:value-type="float">
            <text:p>0</text:p>
          </table:table-cell>
          <table:table-cell office:value-type="float" office:value="112811" calcext:value-type="float">
            <text:p>11281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4</text:p>
          </table:table-cell>
          <table:table-cell office:value-type="float" office:value="0.815563" calcext:value-type="float">
            <text:p>0.815563</text:p>
          </table:table-cell>
          <table:table-cell office:value-type="float" office:value="0.360305" calcext:value-type="float">
            <text:p>0.360305</text:p>
          </table:table-cell>
          <table:table-cell office:value-type="float" office:value="0" calcext:value-type="float">
            <text:p>0</text:p>
          </table:table-cell>
          <table:table-cell office:value-type="float" office:value="61544" calcext:value-type="float">
            <text:p>6154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5</text:p>
          </table:table-cell>
          <table:table-cell office:value-type="float" office:value="0.501146" calcext:value-type="float">
            <text:p>0.501146</text:p>
          </table:table-cell>
          <table:table-cell office:value-type="float" office:value="0.664909" calcext:value-type="float">
            <text:p>0.664909</text:p>
          </table:table-cell>
          <table:table-cell office:value-type="float" office:value="0" calcext:value-type="float">
            <text:p>0</text:p>
          </table:table-cell>
          <table:table-cell office:value-type="float" office:value="103095" calcext:value-type="float">
            <text:p>10309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6</text:p>
          </table:table-cell>
          <table:table-cell office:value-type="float" office:value="0.807931" calcext:value-type="float">
            <text:p>0.807931</text:p>
          </table:table-cell>
          <table:table-cell office:value-type="float" office:value="0.55484" calcext:value-type="float">
            <text:p>0.55484</text:p>
          </table:table-cell>
          <table:table-cell office:value-type="float" office:value="0" calcext:value-type="float">
            <text:p>0</text:p>
          </table:table-cell>
          <table:table-cell office:value-type="float" office:value="94054" calcext:value-type="float">
            <text:p>9405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7</text:p>
          </table:table-cell>
          <table:table-cell office:value-type="float" office:value="0.742905" calcext:value-type="float">
            <text:p>0.742905</text:p>
          </table:table-cell>
          <table:table-cell office:value-type="float" office:value="0.259242" calcext:value-type="float">
            <text:p>0.259242</text:p>
          </table:table-cell>
          <table:table-cell office:value-type="float" office:value="0" calcext:value-type="float">
            <text:p>0</text:p>
          </table:table-cell>
          <table:table-cell office:value-type="float" office:value="37912" calcext:value-type="float">
            <text:p>379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8</text:p>
          </table:table-cell>
          <table:table-cell office:value-type="float" office:value="1.035074" calcext:value-type="float">
            <text:p>1.035074</text:p>
          </table:table-cell>
          <table:table-cell office:value-type="float" office:value="0.684551" calcext:value-type="float">
            <text:p>0.684551</text:p>
          </table:table-cell>
          <table:table-cell office:value-type="float" office:value="0" calcext:value-type="float">
            <text:p>0</text:p>
          </table:table-cell>
          <table:table-cell office:value-type="float" office:value="126469" calcext:value-type="float">
            <text:p>12646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39</text:p>
          </table:table-cell>
          <table:table-cell office:value-type="float" office:value="0.660035" calcext:value-type="float">
            <text:p>0.660035</text:p>
          </table:table-cell>
          <table:table-cell office:value-type="float" office:value="0.355966" calcext:value-type="float">
            <text:p>0.355966</text:p>
          </table:table-cell>
          <table:table-cell office:value-type="float" office:value="0" calcext:value-type="float">
            <text:p>0</text:p>
          </table:table-cell>
          <table:table-cell office:value-type="float" office:value="64174" calcext:value-type="float">
            <text:p>6417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0</text:p>
          </table:table-cell>
          <table:table-cell office:value-type="float" office:value="0.741669" calcext:value-type="float">
            <text:p>0.741669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0" calcext:value-type="float">
            <text:p>0</text:p>
          </table:table-cell>
          <table:table-cell office:value-type="float" office:value="20310" calcext:value-type="float">
            <text:p>203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1</text:p>
          </table:table-cell>
          <table:table-cell office:value-type="float" office:value="0.525075" calcext:value-type="float">
            <text:p>0.525075</text:p>
          </table:table-cell>
          <table:table-cell office:value-type="float" office:value="0.109596" calcext:value-type="float">
            <text:p>0.109596</text:p>
          </table:table-cell>
          <table:table-cell office:value-type="float" office:value="0" calcext:value-type="float">
            <text:p>0</text:p>
          </table:table-cell>
          <table:table-cell office:value-type="float" office:value="15343" calcext:value-type="float">
            <text:p>1534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2</text:p>
          </table:table-cell>
          <table:table-cell office:value-type="float" office:value="0.598715" calcext:value-type="float">
            <text:p>0.598715</text:p>
          </table:table-cell>
          <table:table-cell office:value-type="float" office:value="0.349199" calcext:value-type="float">
            <text:p>0.349199</text:p>
          </table:table-cell>
          <table:table-cell office:value-type="float" office:value="0" calcext:value-type="float">
            <text:p>0</text:p>
          </table:table-cell>
          <table:table-cell office:value-type="float" office:value="58729" calcext:value-type="float">
            <text:p>5872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3</text:p>
          </table:table-cell>
          <table:table-cell office:value-type="float" office:value="0.647454" calcext:value-type="float">
            <text:p>0.647454</text:p>
          </table:table-cell>
          <table:table-cell office:value-type="float" office:value="0.334576" calcext:value-type="float">
            <text:p>0.334576</text:p>
          </table:table-cell>
          <table:table-cell office:value-type="float" office:value="0" calcext:value-type="float">
            <text:p>0</text:p>
          </table:table-cell>
          <table:table-cell office:value-type="float" office:value="59814" calcext:value-type="float">
            <text:p>5981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4</text:p>
          </table:table-cell>
          <table:table-cell office:value-type="float" office:value="0.703479" calcext:value-type="float">
            <text:p>0.703479</text:p>
          </table:table-cell>
          <table:table-cell office:value-type="float" office:value="0.302679" calcext:value-type="float">
            <text:p>0.302679</text:p>
          </table:table-cell>
          <table:table-cell office:value-type="float" office:value="0" calcext:value-type="float">
            <text:p>0</text:p>
          </table:table-cell>
          <table:table-cell office:value-type="float" office:value="60992" calcext:value-type="float">
            <text:p>6099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5</text:p>
          </table:table-cell>
          <table:table-cell office:value-type="float" office:value="0.511084" calcext:value-type="float">
            <text:p>0.511084</text:p>
          </table:table-cell>
          <table:table-cell office:value-type="float" office:value="0.299142" calcext:value-type="float">
            <text:p>0.299142</text:p>
          </table:table-cell>
          <table:table-cell office:value-type="float" office:value="0" calcext:value-type="float">
            <text:p>0</text:p>
          </table:table-cell>
          <table:table-cell office:value-type="float" office:value="53737" calcext:value-type="float">
            <text:p>5373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6</text:p>
          </table:table-cell>
          <table:table-cell office:value-type="float" office:value="0.551634" calcext:value-type="float">
            <text:p>0.551634</text:p>
          </table:table-cell>
          <table:table-cell office:value-type="float" office:value="0.237277" calcext:value-type="float">
            <text:p>0.237277</text:p>
          </table:table-cell>
          <table:table-cell office:value-type="float" office:value="0" calcext:value-type="float">
            <text:p>0</text:p>
          </table:table-cell>
          <table:table-cell office:value-type="float" office:value="47044" calcext:value-type="float">
            <text:p>4704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7</text:p>
          </table:table-cell>
          <table:table-cell office:value-type="float" office:value="0.510988" calcext:value-type="float">
            <text:p>0.510988</text:p>
          </table:table-cell>
          <table:table-cell office:value-type="float" office:value="0.171599" calcext:value-type="float">
            <text:p>0.171599</text:p>
          </table:table-cell>
          <table:table-cell office:value-type="float" office:value="0" calcext:value-type="float">
            <text:p>0</text:p>
          </table:table-cell>
          <table:table-cell office:value-type="float" office:value="34763" calcext:value-type="float">
            <text:p>3476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8</text:p>
          </table:table-cell>
          <table:table-cell office:value-type="float" office:value="0.592339" calcext:value-type="float">
            <text:p>0.592339</text:p>
          </table:table-cell>
          <table:table-cell office:value-type="float" office:value="0.399849" calcext:value-type="float">
            <text:p>0.399849</text:p>
          </table:table-cell>
          <table:table-cell office:value-type="float" office:value="0" calcext:value-type="float">
            <text:p>0</text:p>
          </table:table-cell>
          <table:table-cell office:value-type="float" office:value="76329" calcext:value-type="float">
            <text:p>7632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49</text:p>
          </table:table-cell>
          <table:table-cell office:value-type="float" office:value="0.663657" calcext:value-type="float">
            <text:p>0.663657</text:p>
          </table:table-cell>
          <table:table-cell office:value-type="float" office:value="0.154613" calcext:value-type="float">
            <text:p>0.154613</text:p>
          </table:table-cell>
          <table:table-cell office:value-type="float" office:value="0" calcext:value-type="float">
            <text:p>0</text:p>
          </table:table-cell>
          <table:table-cell office:value-type="float" office:value="29051" calcext:value-type="float">
            <text:p>2905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0</text:p>
          </table:table-cell>
          <table:table-cell office:value-type="float" office:value="0.505096" calcext:value-type="float">
            <text:p>0.505096</text:p>
          </table:table-cell>
          <table:table-cell office:value-type="float" office:value="0.34369" calcext:value-type="float">
            <text:p>0.34369</text:p>
          </table:table-cell>
          <table:table-cell office:value-type="float" office:value="0" calcext:value-type="float">
            <text:p>0</text:p>
          </table:table-cell>
          <table:table-cell office:value-type="float" office:value="64479" calcext:value-type="float">
            <text:p>6447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1</text:p>
          </table:table-cell>
          <table:table-cell office:value-type="float" office:value="0.481251" calcext:value-type="float">
            <text:p>0.481251</text:p>
          </table:table-cell>
          <table:table-cell office:value-type="float" office:value="0.315022" calcext:value-type="float">
            <text:p>0.315022</text:p>
          </table:table-cell>
          <table:table-cell office:value-type="float" office:value="0" calcext:value-type="float">
            <text:p>0</text:p>
          </table:table-cell>
          <table:table-cell office:value-type="float" office:value="59743" calcext:value-type="float">
            <text:p>5974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2</text:p>
          </table:table-cell>
          <table:table-cell office:value-type="float" office:value="0.484983" calcext:value-type="float">
            <text:p>0.484983</text:p>
          </table:table-cell>
          <table:table-cell office:value-type="float" office:value="0.385689" calcext:value-type="float">
            <text:p>0.385689</text:p>
          </table:table-cell>
          <table:table-cell office:value-type="float" office:value="0" calcext:value-type="float">
            <text:p>0</text:p>
          </table:table-cell>
          <table:table-cell office:value-type="float" office:value="79239" calcext:value-type="float">
            <text:p>7923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3</text:p>
          </table:table-cell>
          <table:table-cell office:value-type="float" office:value="0.396997" calcext:value-type="float">
            <text:p>0.396997</text:p>
          </table:table-cell>
          <table:table-cell office:value-type="float" office:value="0.293214" calcext:value-type="float">
            <text:p>0.293214</text:p>
          </table:table-cell>
          <table:table-cell office:value-type="float" office:value="0" calcext:value-type="float">
            <text:p>0</text:p>
          </table:table-cell>
          <table:table-cell office:value-type="float" office:value="56957" calcext:value-type="float">
            <text:p>5695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4</text:p>
          </table:table-cell>
          <table:table-cell office:value-type="float" office:value="0.543737" calcext:value-type="float">
            <text:p>0.543737</text:p>
          </table:table-cell>
          <table:table-cell office:value-type="float" office:value="0.243123" calcext:value-type="float">
            <text:p>0.243123</text:p>
          </table:table-cell>
          <table:table-cell office:value-type="float" office:value="0" calcext:value-type="float">
            <text:p>0</text:p>
          </table:table-cell>
          <table:table-cell office:value-type="float" office:value="48805" calcext:value-type="float">
            <text:p>4880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5</text:p>
          </table:table-cell>
          <table:table-cell office:value-type="float" office:value="0.717858" calcext:value-type="float">
            <text:p>0.717858</text:p>
          </table:table-cell>
          <table:table-cell office:value-type="float" office:value="0.998995" calcext:value-type="float">
            <text:p>0.998995</text:p>
          </table:table-cell>
          <table:table-cell office:value-type="float" office:value="0" calcext:value-type="float">
            <text:p>0</text:p>
          </table:table-cell>
          <table:table-cell office:value-type="float" office:value="180607" calcext:value-type="float">
            <text:p>18060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6</text:p>
          </table:table-cell>
          <table:table-cell office:value-type="float" office:value="0.974545" calcext:value-type="float">
            <text:p>0.974545</text:p>
          </table:table-cell>
          <table:table-cell office:value-type="float" office:value="1.744233" calcext:value-type="float">
            <text:p>1.744233</text:p>
          </table:table-cell>
          <table:table-cell office:value-type="float" office:value="0" calcext:value-type="float">
            <text:p>0</text:p>
          </table:table-cell>
          <table:table-cell office:value-type="float" office:value="381633" calcext:value-type="float">
            <text:p>3816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7</text:p>
          </table:table-cell>
          <table:table-cell office:value-type="float" office:value="1.002249" calcext:value-type="float">
            <text:p>1.002249</text:p>
          </table:table-cell>
          <table:table-cell office:value-type="float" office:value="1.942552" calcext:value-type="float">
            <text:p>1.942552</text:p>
          </table:table-cell>
          <table:table-cell office:value-type="float" office:value="0" calcext:value-type="float">
            <text:p>0</text:p>
          </table:table-cell>
          <table:table-cell office:value-type="float" office:value="453679" calcext:value-type="float">
            <text:p>45367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8</text:p>
          </table:table-cell>
          <table:table-cell office:value-type="float" office:value="0.726201" calcext:value-type="float">
            <text:p>0.726201</text:p>
          </table:table-cell>
          <table:table-cell office:value-type="float" office:value="0.819284" calcext:value-type="float">
            <text:p>0.819284</text:p>
          </table:table-cell>
          <table:table-cell office:value-type="float" office:value="0" calcext:value-type="float">
            <text:p>0</text:p>
          </table:table-cell>
          <table:table-cell office:value-type="float" office:value="142150" calcext:value-type="float">
            <text:p>14215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3:59</text:p>
          </table:table-cell>
          <table:table-cell office:value-type="float" office:value="0.825185" calcext:value-type="float">
            <text:p>0.825185</text:p>
          </table:table-cell>
          <table:table-cell office:value-type="float" office:value="0.842593" calcext:value-type="float">
            <text:p>0.842593</text:p>
          </table:table-cell>
          <table:table-cell office:value-type="float" office:value="0" calcext:value-type="float">
            <text:p>0</text:p>
          </table:table-cell>
          <table:table-cell office:value-type="float" office:value="132130" calcext:value-type="float">
            <text:p>1321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0</text:p>
          </table:table-cell>
          <table:table-cell office:value-type="float" office:value="0.735006" calcext:value-type="float">
            <text:p>0.735006</text:p>
          </table:table-cell>
          <table:table-cell office:value-type="float" office:value="0.666535" calcext:value-type="float">
            <text:p>0.666535</text:p>
          </table:table-cell>
          <table:table-cell office:value-type="float" office:value="0" calcext:value-type="float">
            <text:p>0</text:p>
          </table:table-cell>
          <table:table-cell office:value-type="float" office:value="125079" calcext:value-type="float">
            <text:p>12507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1</text:p>
          </table:table-cell>
          <table:table-cell office:value-type="float" office:value="0.525228" calcext:value-type="float">
            <text:p>0.525228</text:p>
          </table:table-cell>
          <table:table-cell office:value-type="float" office:value="0.549802" calcext:value-type="float">
            <text:p>0.549802</text:p>
          </table:table-cell>
          <table:table-cell office:value-type="float" office:value="0" calcext:value-type="float">
            <text:p>0</text:p>
          </table:table-cell>
          <table:table-cell office:value-type="float" office:value="99543" calcext:value-type="float">
            <text:p>9954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2</text:p>
          </table:table-cell>
          <table:table-cell office:value-type="float" office:value="0.687132" calcext:value-type="float">
            <text:p>0.687132</text:p>
          </table:table-cell>
          <table:table-cell office:value-type="float" office:value="0.570996" calcext:value-type="float">
            <text:p>0.570996</text:p>
          </table:table-cell>
          <table:table-cell office:value-type="float" office:value="0" calcext:value-type="float">
            <text:p>0</text:p>
          </table:table-cell>
          <table:table-cell office:value-type="float" office:value="111093" calcext:value-type="float">
            <text:p>11109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3</text:p>
          </table:table-cell>
          <table:table-cell office:value-type="float" office:value="0.538137" calcext:value-type="float">
            <text:p>0.538137</text:p>
          </table:table-cell>
          <table:table-cell office:value-type="float" office:value="0.13796" calcext:value-type="float">
            <text:p>0.13796</text:p>
          </table:table-cell>
          <table:table-cell office:value-type="float" office:value="0" calcext:value-type="float">
            <text:p>0</text:p>
          </table:table-cell>
          <table:table-cell office:value-type="float" office:value="27705" calcext:value-type="float">
            <text:p>2770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4</text:p>
          </table:table-cell>
          <table:table-cell office:value-type="float" office:value="0.426817" calcext:value-type="float">
            <text:p>0.426817</text:p>
          </table:table-cell>
          <table:table-cell office:value-type="float" office:value="0.105868" calcext:value-type="float">
            <text:p>0.105868</text:p>
          </table:table-cell>
          <table:table-cell office:value-type="float" office:value="0" calcext:value-type="float">
            <text:p>0</text:p>
          </table:table-cell>
          <table:table-cell office:value-type="float" office:value="20546" calcext:value-type="float">
            <text:p>2054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5</text:p>
          </table:table-cell>
          <table:table-cell office:value-type="float" office:value="0.436777" calcext:value-type="float">
            <text:p>0.436777</text:p>
          </table:table-cell>
          <table:table-cell office:value-type="float" office:value="0.329941" calcext:value-type="float">
            <text:p>0.329941</text:p>
          </table:table-cell>
          <table:table-cell office:value-type="float" office:value="0" calcext:value-type="float">
            <text:p>0</text:p>
          </table:table-cell>
          <table:table-cell office:value-type="float" office:value="88630" calcext:value-type="float">
            <text:p>8863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6</text:p>
          </table:table-cell>
          <table:table-cell office:value-type="float" office:value="0.444602" calcext:value-type="float">
            <text:p>0.444602</text:p>
          </table:table-cell>
          <table:table-cell office:value-type="float" office:value="0.16775" calcext:value-type="float">
            <text:p>0.16775</text:p>
          </table:table-cell>
          <table:table-cell office:value-type="float" office:value="0" calcext:value-type="float">
            <text:p>0</text:p>
          </table:table-cell>
          <table:table-cell office:value-type="float" office:value="36782" calcext:value-type="float">
            <text:p>3678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7</text:p>
          </table:table-cell>
          <table:table-cell office:value-type="float" office:value="0.546368" calcext:value-type="float">
            <text:p>0.546368</text:p>
          </table:table-cell>
          <table:table-cell office:value-type="float" office:value="0.349981" calcext:value-type="float">
            <text:p>0.349981</text:p>
          </table:table-cell>
          <table:table-cell office:value-type="float" office:value="0" calcext:value-type="float">
            <text:p>0</text:p>
          </table:table-cell>
          <table:table-cell office:value-type="float" office:value="83139" calcext:value-type="float">
            <text:p>8313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8</text:p>
          </table:table-cell>
          <table:table-cell office:value-type="float" office:value="0.449149" calcext:value-type="float">
            <text:p>0.449149</text:p>
          </table:table-cell>
          <table:table-cell office:value-type="float" office:value="0.117819" calcext:value-type="float">
            <text:p>0.117819</text:p>
          </table:table-cell>
          <table:table-cell office:value-type="float" office:value="0" calcext:value-type="float">
            <text:p>0</text:p>
          </table:table-cell>
          <table:table-cell office:value-type="float" office:value="27637" calcext:value-type="float">
            <text:p>2763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09</text:p>
          </table:table-cell>
          <table:table-cell office:value-type="float" office:value="0.421209" calcext:value-type="float">
            <text:p>0.421209</text:p>
          </table:table-cell>
          <table:table-cell office:value-type="float" office:value="0.226698" calcext:value-type="float">
            <text:p>0.226698</text:p>
          </table:table-cell>
          <table:table-cell office:value-type="float" office:value="0" calcext:value-type="float">
            <text:p>0</text:p>
          </table:table-cell>
          <table:table-cell office:value-type="float" office:value="62450" calcext:value-type="float">
            <text:p>624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0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0.203212" calcext:value-type="float">
            <text:p>0.203212</text:p>
          </table:table-cell>
          <table:table-cell office:value-type="float" office:value="0" calcext:value-type="float">
            <text:p>0</text:p>
          </table:table-cell>
          <table:table-cell office:value-type="float" office:value="53602" calcext:value-type="float">
            <text:p>536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1</text:p>
          </table:table-cell>
          <table:table-cell office:value-type="float" office:value="0.576325" calcext:value-type="float">
            <text:p>0.576325</text:p>
          </table:table-cell>
          <table:table-cell office:value-type="float" office:value="0.480721" calcext:value-type="float">
            <text:p>0.480721</text:p>
          </table:table-cell>
          <table:table-cell office:value-type="float" office:value="0" calcext:value-type="float">
            <text:p>0</text:p>
          </table:table-cell>
          <table:table-cell office:value-type="float" office:value="165603" calcext:value-type="float">
            <text:p>1656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2</text:p>
          </table:table-cell>
          <table:table-cell office:value-type="float" office:value="0.663903" calcext:value-type="float">
            <text:p>0.663903</text:p>
          </table:table-cell>
          <table:table-cell office:value-type="float" office:value="0.602003" calcext:value-type="float">
            <text:p>0.602003</text:p>
          </table:table-cell>
          <table:table-cell office:value-type="float" office:value="0" calcext:value-type="float">
            <text:p>0</text:p>
          </table:table-cell>
          <table:table-cell office:value-type="float" office:value="217495" calcext:value-type="float">
            <text:p>21749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3</text:p>
          </table:table-cell>
          <table:table-cell office:value-type="float" office:value="0.505368" calcext:value-type="float">
            <text:p>0.505368</text:p>
          </table:table-cell>
          <table:table-cell office:value-type="float" office:value="0.506022" calcext:value-type="float">
            <text:p>0.506022</text:p>
          </table:table-cell>
          <table:table-cell office:value-type="float" office:value="0" calcext:value-type="float">
            <text:p>0</text:p>
          </table:table-cell>
          <table:table-cell office:value-type="float" office:value="118092" calcext:value-type="float">
            <text:p>11809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4</text:p>
          </table:table-cell>
          <table:table-cell office:value-type="float" office:value="0.553049" calcext:value-type="float">
            <text:p>0.553049</text:p>
          </table:table-cell>
          <table:table-cell office:value-type="float" office:value="0.368127" calcext:value-type="float">
            <text:p>0.368127</text:p>
          </table:table-cell>
          <table:table-cell office:value-type="float" office:value="0" calcext:value-type="float">
            <text:p>0</text:p>
          </table:table-cell>
          <table:table-cell office:value-type="float" office:value="92808" calcext:value-type="float">
            <text:p>928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5</text:p>
          </table:table-cell>
          <table:table-cell office:value-type="float" office:value="0.667448" calcext:value-type="float">
            <text:p>0.667448</text:p>
          </table:table-cell>
          <table:table-cell office:value-type="float" office:value="0.641621" calcext:value-type="float">
            <text:p>0.641621</text:p>
          </table:table-cell>
          <table:table-cell office:value-type="float" office:value="0" calcext:value-type="float">
            <text:p>0</text:p>
          </table:table-cell>
          <table:table-cell office:value-type="float" office:value="168025" calcext:value-type="float">
            <text:p>16802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6</text:p>
          </table:table-cell>
          <table:table-cell office:value-type="float" office:value="0.580772" calcext:value-type="float">
            <text:p>0.580772</text:p>
          </table:table-cell>
          <table:table-cell office:value-type="float" office:value="0.483682" calcext:value-type="float">
            <text:p>0.483682</text:p>
          </table:table-cell>
          <table:table-cell office:value-type="float" office:value="0" calcext:value-type="float">
            <text:p>0</text:p>
          </table:table-cell>
          <table:table-cell office:value-type="float" office:value="134939" calcext:value-type="float">
            <text:p>13493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24:17</text:p>
          </table:table-cell>
          <table:table-cell office:value-type="float" office:value="0.438612" calcext:value-type="float">
            <text:p>0.438612</text:p>
          </table:table-cell>
          <table:table-cell office:value-type="float" office:value="0.276348" calcext:value-type="float">
            <text:p>0.276348</text:p>
          </table:table-cell>
          <table:table-cell office:value-type="float" office:value="0" calcext:value-type="float">
            <text:p>0</text:p>
          </table:table-cell>
          <table:table-cell office:value-type="float" office:value="77727" calcext:value-type="float">
            <text:p>77727</text:p>
          </table:table-cell>
          <table:table-cell office:value-type="float" office:value="467" calcext:value-type="float">
            <text:p>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6" meta:object-count="0"/>
    <meta:generator>LibreOffice/5.4.0.3$Linux_X86_64 LibreOffice_project/7556cbc6811c9d992f4064ab9287069087d7f62c</meta:generator>
  </office:meta>
</office:document-meta>
</file>